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72d35" officeooo:paragraph-rsid="00072d35"/>
    </style:style>
    <style:style style:name="P2" style:family="paragraph" style:parent-style-name="Standard">
      <style:text-properties officeooo:rsid="00072d35" officeooo:paragraph-rsid="00209438"/>
    </style:style>
    <style:style style:name="P3" style:family="paragraph" style:parent-style-name="Standard">
      <style:text-properties officeooo:rsid="0007a4a6" officeooo:paragraph-rsid="0007a4a6"/>
    </style:style>
    <style:style style:name="P4" style:family="paragraph" style:parent-style-name="Standard">
      <style:text-properties officeooo:rsid="0007a4a6" officeooo:paragraph-rsid="0008c997"/>
    </style:style>
    <style:style style:name="P5" style:family="paragraph" style:parent-style-name="Standard">
      <style:text-properties officeooo:rsid="0007a4a6" officeooo:paragraph-rsid="000dc9ee"/>
    </style:style>
    <style:style style:name="P6" style:family="paragraph" style:parent-style-name="Standard">
      <style:text-properties officeooo:paragraph-rsid="0007a4a6"/>
    </style:style>
    <style:style style:name="P7" style:family="paragraph" style:parent-style-name="Standard">
      <style:text-properties officeooo:paragraph-rsid="0008c997"/>
    </style:style>
    <style:style style:name="P8" style:family="paragraph" style:parent-style-name="Standard">
      <style:text-properties officeooo:rsid="0008c997" officeooo:paragraph-rsid="0008c997"/>
    </style:style>
    <style:style style:name="P9" style:family="paragraph" style:parent-style-name="Standard">
      <style:text-properties officeooo:rsid="0008c997" officeooo:paragraph-rsid="00143699"/>
    </style:style>
    <style:style style:name="P10" style:family="paragraph" style:parent-style-name="Standard">
      <style:text-properties officeooo:rsid="0008c997" officeooo:paragraph-rsid="0015b1db"/>
    </style:style>
    <style:style style:name="P11" style:family="paragraph" style:parent-style-name="Standard">
      <style:text-properties fo:color="#00a933" officeooo:rsid="00072d35" officeooo:paragraph-rsid="00072d35"/>
    </style:style>
    <style:style style:name="P12" style:family="paragraph" style:parent-style-name="Standard">
      <style:text-properties fo:color="#00a933" officeooo:rsid="0007a4a6" officeooo:paragraph-rsid="0007a4a6"/>
    </style:style>
    <style:style style:name="P13" style:family="paragraph" style:parent-style-name="Standard">
      <style:text-properties fo:color="#00a933" officeooo:rsid="00138eb3" officeooo:paragraph-rsid="00138eb3"/>
    </style:style>
    <style:style style:name="P14" style:family="paragraph" style:parent-style-name="Standard">
      <style:text-properties fo:color="#00a933" officeooo:rsid="000dc9ee" officeooo:paragraph-rsid="000dc9ee"/>
    </style:style>
    <style:style style:name="P15" style:family="paragraph" style:parent-style-name="Standard">
      <style:text-properties fo:color="#00a933" officeooo:rsid="000dc9ee" officeooo:paragraph-rsid="001956db"/>
    </style:style>
    <style:style style:name="P16" style:family="paragraph" style:parent-style-name="Standard">
      <style:text-properties fo:color="#00a933" officeooo:rsid="001d37e5" officeooo:paragraph-rsid="001d37e5"/>
    </style:style>
    <style:style style:name="P17" style:family="paragraph" style:parent-style-name="Standard">
      <style:text-properties fo:color="#00a933" officeooo:rsid="000a8ad2" officeooo:paragraph-rsid="00143699"/>
    </style:style>
    <style:style style:name="P18" style:family="paragraph" style:parent-style-name="Standard">
      <style:text-properties fo:color="#00a933" officeooo:rsid="000e7a6c" officeooo:paragraph-rsid="001956db"/>
    </style:style>
    <style:style style:name="P19" style:family="paragraph" style:parent-style-name="Standard">
      <style:text-properties officeooo:rsid="000a8ad2" officeooo:paragraph-rsid="000a8ad2"/>
    </style:style>
    <style:style style:name="P20" style:family="paragraph" style:parent-style-name="Standard">
      <style:text-properties officeooo:rsid="000a8ad2" officeooo:paragraph-rsid="00143699"/>
    </style:style>
    <style:style style:name="P21" style:family="paragraph" style:parent-style-name="Standard">
      <style:text-properties officeooo:rsid="000a8ad2" officeooo:paragraph-rsid="001956db"/>
    </style:style>
    <style:style style:name="P22" style:family="paragraph" style:parent-style-name="Standard">
      <style:text-properties officeooo:rsid="000a8ad2" officeooo:paragraph-rsid="001ba1cc"/>
    </style:style>
    <style:style style:name="P23" style:family="paragraph" style:parent-style-name="Standard">
      <style:text-properties officeooo:rsid="000a8ad2" officeooo:paragraph-rsid="0015b1db"/>
    </style:style>
    <style:style style:name="P24" style:family="paragraph" style:parent-style-name="Standard">
      <style:text-properties officeooo:rsid="000c4d88" officeooo:paragraph-rsid="000c4d88"/>
    </style:style>
    <style:style style:name="P25" style:family="paragraph" style:parent-style-name="Standard">
      <style:text-properties officeooo:rsid="000c4d88" officeooo:paragraph-rsid="001956db"/>
    </style:style>
    <style:style style:name="P26" style:family="paragraph" style:parent-style-name="Standard">
      <style:text-properties officeooo:rsid="000dc9ee" officeooo:paragraph-rsid="000dc9ee"/>
    </style:style>
    <style:style style:name="P27" style:family="paragraph" style:parent-style-name="Standard">
      <style:text-properties officeooo:rsid="000dc9ee" officeooo:paragraph-rsid="001956db"/>
    </style:style>
    <style:style style:name="P28" style:family="paragraph" style:parent-style-name="Standard">
      <style:text-properties officeooo:rsid="000dc9ee" officeooo:paragraph-rsid="001ab63d"/>
    </style:style>
    <style:style style:name="P29" style:family="paragraph" style:parent-style-name="Standard">
      <style:text-properties officeooo:rsid="00138eb3" officeooo:paragraph-rsid="00138eb3"/>
    </style:style>
    <style:style style:name="P30" style:family="paragraph" style:parent-style-name="Standard">
      <style:text-properties officeooo:rsid="00138eb3" officeooo:paragraph-rsid="00072d35"/>
    </style:style>
    <style:style style:name="P31" style:family="paragraph" style:parent-style-name="Standard">
      <style:text-properties fo:color="#800080" officeooo:rsid="00138eb3" officeooo:paragraph-rsid="00138eb3"/>
    </style:style>
    <style:style style:name="P32" style:family="paragraph" style:parent-style-name="Standard">
      <style:text-properties fo:color="#800080" officeooo:rsid="00072d35" officeooo:paragraph-rsid="00072d35"/>
    </style:style>
    <style:style style:name="P33" style:family="paragraph" style:parent-style-name="Standard">
      <style:text-properties fo:color="#800080" officeooo:rsid="00072d35" officeooo:paragraph-rsid="00209438"/>
    </style:style>
    <style:style style:name="P34" style:family="paragraph" style:parent-style-name="Standard">
      <style:text-properties fo:color="#800080" officeooo:rsid="00143699" officeooo:paragraph-rsid="00143699"/>
    </style:style>
    <style:style style:name="P35" style:family="paragraph" style:parent-style-name="Standard">
      <style:text-properties fo:color="#800080" officeooo:rsid="00143699" officeooo:paragraph-rsid="001ba1cc"/>
    </style:style>
    <style:style style:name="P36" style:family="paragraph" style:parent-style-name="Standard">
      <style:text-properties fo:color="#800080" officeooo:rsid="0015b1db" officeooo:paragraph-rsid="0015b1db"/>
    </style:style>
    <style:style style:name="P37" style:family="paragraph" style:parent-style-name="Standard">
      <style:text-properties fo:color="#800080" officeooo:rsid="0015b1db" officeooo:paragraph-rsid="001d37e5"/>
    </style:style>
    <style:style style:name="P38" style:family="paragraph" style:parent-style-name="Standard">
      <style:text-properties fo:color="#800080" officeooo:rsid="001ba1cc" officeooo:paragraph-rsid="001ba1cc"/>
    </style:style>
    <style:style style:name="P39" style:family="paragraph" style:parent-style-name="Standard">
      <style:text-properties fo:color="#800080" officeooo:rsid="001ba1cc" officeooo:paragraph-rsid="001d37e5"/>
    </style:style>
    <style:style style:name="P40" style:family="paragraph" style:parent-style-name="Standard">
      <style:text-properties fo:color="#800080" officeooo:rsid="001d37e5" officeooo:paragraph-rsid="001d37e5"/>
    </style:style>
    <style:style style:name="P41" style:family="paragraph" style:parent-style-name="Standard">
      <style:text-properties officeooo:paragraph-rsid="00072d35"/>
    </style:style>
    <style:style style:name="P42" style:family="paragraph" style:parent-style-name="Standard">
      <style:text-properties officeooo:paragraph-rsid="00138eb3"/>
    </style:style>
    <style:style style:name="P43" style:family="paragraph" style:parent-style-name="Standard">
      <style:text-properties officeooo:paragraph-rsid="00143699"/>
    </style:style>
    <style:style style:name="P44" style:family="paragraph" style:parent-style-name="Standard">
      <style:text-properties officeooo:rsid="00143699" officeooo:paragraph-rsid="00143699"/>
    </style:style>
    <style:style style:name="P45" style:family="paragraph" style:parent-style-name="Standard">
      <style:text-properties fo:color="#000000" officeooo:rsid="0017af48" officeooo:paragraph-rsid="0017af48"/>
    </style:style>
    <style:style style:name="P46" style:family="paragraph" style:parent-style-name="Standard">
      <style:text-properties fo:color="#000000" officeooo:rsid="001956db" officeooo:paragraph-rsid="001956db"/>
    </style:style>
    <style:style style:name="P47" style:family="paragraph" style:parent-style-name="Standard">
      <style:text-properties fo:color="#0339aa" officeooo:rsid="0017af48" officeooo:paragraph-rsid="0017af48"/>
    </style:style>
    <style:style style:name="P48" style:family="paragraph" style:parent-style-name="Standard">
      <style:text-properties fo:color="#0339aa" officeooo:rsid="001ba1cc" officeooo:paragraph-rsid="00143699"/>
    </style:style>
    <style:style style:name="P49" style:family="paragraph" style:parent-style-name="Standard">
      <style:text-properties fo:color="#111111" officeooo:rsid="0015b1db" officeooo:paragraph-rsid="001d37e5"/>
    </style:style>
    <style:style style:name="P50" style:family="paragraph" style:parent-style-name="Standard">
      <style:text-properties officeooo:paragraph-rsid="001ab63d"/>
    </style:style>
    <style:style style:name="P51" style:family="paragraph" style:parent-style-name="Standard">
      <style:text-properties officeooo:rsid="001ab63d" officeooo:paragraph-rsid="001ab63d"/>
    </style:style>
    <style:style style:name="P52" style:family="paragraph" style:parent-style-name="Standard">
      <style:text-properties officeooo:rsid="001ba1cc" officeooo:paragraph-rsid="001ba1cc"/>
    </style:style>
    <style:style style:name="P53" style:family="paragraph" style:parent-style-name="Standard">
      <style:text-properties officeooo:rsid="001ba1cc" officeooo:paragraph-rsid="0007a4a6"/>
    </style:style>
    <style:style style:name="P54" style:family="paragraph" style:parent-style-name="Standard">
      <style:text-properties officeooo:paragraph-rsid="001ba1cc"/>
    </style:style>
    <style:style style:name="P55" style:family="paragraph" style:parent-style-name="Standard">
      <style:text-properties fo:color="#ff0000" officeooo:rsid="000dc9ee" officeooo:paragraph-rsid="001d37e5"/>
    </style:style>
    <style:style style:name="P56" style:family="paragraph" style:parent-style-name="Standard">
      <style:text-properties officeooo:paragraph-rsid="001d37e5"/>
    </style:style>
    <style:style style:name="P57" style:family="paragraph" style:parent-style-name="Standard">
      <style:text-properties officeooo:paragraph-rsid="00209438"/>
    </style:style>
    <style:style style:name="P58" style:family="paragraph" style:parent-style-name="Standard">
      <style:text-properties fo:color="#800080" officeooo:rsid="00138eb3" officeooo:paragraph-rsid="00138eb3"/>
    </style:style>
    <style:style style:name="T1" style:family="text">
      <style:text-properties officeooo:rsid="0007a4a6"/>
    </style:style>
    <style:style style:name="T2" style:family="text">
      <style:text-properties fo:color="#00a933" officeooo:rsid="0007a4a6"/>
    </style:style>
    <style:style style:name="T3" style:family="text">
      <style:text-properties fo:color="#00a933" officeooo:rsid="000a8ad2"/>
    </style:style>
    <style:style style:name="T4" style:family="text">
      <style:text-properties fo:color="#00a933" officeooo:rsid="001956db"/>
    </style:style>
    <style:style style:name="T5" style:family="text">
      <style:text-properties fo:color="#00a933" officeooo:rsid="001d37e5"/>
    </style:style>
    <style:style style:name="T6" style:family="text">
      <style:text-properties officeooo:rsid="000a8ad2"/>
    </style:style>
    <style:style style:name="T7" style:family="text">
      <style:text-properties fo:color="#2a6099"/>
    </style:style>
    <style:style style:name="T8" style:family="text">
      <style:text-properties fo:color="#2a6099" officeooo:rsid="000c4d88"/>
    </style:style>
    <style:style style:name="T9" style:family="text">
      <style:text-properties fo:color="#2a6099" officeooo:rsid="0007a4a6"/>
    </style:style>
    <style:style style:name="T10" style:family="text">
      <style:text-properties fo:color="#2a6099" officeooo:rsid="0008c997"/>
    </style:style>
    <style:style style:name="T11" style:family="text">
      <style:text-properties fo:color="#2a6099" officeooo:rsid="000a8ad2"/>
    </style:style>
    <style:style style:name="T12" style:family="text">
      <style:text-properties fo:color="#2a6099" officeooo:rsid="001ba1cc"/>
    </style:style>
    <style:style style:name="T13" style:family="text">
      <style:text-properties fo:color="#2a6099" officeooo:rsid="00072d35"/>
    </style:style>
    <style:style style:name="T14" style:family="text">
      <style:text-properties fo:color="#000000" officeooo:rsid="00143699"/>
    </style:style>
    <style:style style:name="T15" style:family="text">
      <style:text-properties officeooo:rsid="00138eb3"/>
    </style:style>
    <style:style style:name="T16" style:family="text">
      <style:text-properties style:text-position="super 58%"/>
    </style:style>
    <style:style style:name="T17" style:family="text">
      <style:text-properties fo:color="#800080"/>
    </style:style>
    <style:style style:name="T18" style:family="text">
      <style:text-properties fo:color="#800080" officeooo:rsid="00138eb3"/>
    </style:style>
    <style:style style:name="T19" style:family="text">
      <style:text-properties fo:color="#800080" officeooo:rsid="00072d35"/>
    </style:style>
    <style:style style:name="T20" style:family="text">
      <style:text-properties fo:color="#800080" officeooo:rsid="00143699"/>
    </style:style>
    <style:style style:name="T21" style:family="text">
      <style:text-properties fo:color="#800080" officeooo:rsid="0015b1db"/>
    </style:style>
    <style:style style:name="T22" style:family="text">
      <style:text-properties fo:color="#800080" officeooo:rsid="001ba1cc"/>
    </style:style>
    <style:style style:name="T23" style:family="text">
      <style:text-properties fo:color="#800080" officeooo:rsid="001d37e5"/>
    </style:style>
    <style:style style:name="T24" style:family="text">
      <style:text-properties fo:color="#800080" officeooo:rsid="00209438"/>
    </style:style>
    <style:style style:name="T25" style:family="text">
      <style:text-properties officeooo:rsid="00143699"/>
    </style:style>
    <style:style style:name="T26" style:family="text">
      <style:text-properties officeooo:rsid="0008c997"/>
    </style:style>
    <style:style style:name="T27" style:family="text">
      <style:text-properties officeooo:rsid="0015b1db"/>
    </style:style>
    <style:style style:name="T28" style:family="text">
      <style:text-properties officeooo:rsid="001956db"/>
    </style:style>
    <style:style style:name="T29" style:family="text">
      <style:text-properties officeooo:rsid="001ab63d"/>
    </style:style>
    <style:style style:name="T30" style:family="text">
      <style:text-properties fo:color="#0339aa"/>
    </style:style>
    <style:style style:name="T31" style:family="text">
      <style:text-properties fo:color="#0339aa" officeooo:rsid="001ab63d"/>
    </style:style>
    <style:style style:name="T32" style:family="text">
      <style:text-properties officeooo:rsid="001ba1cc"/>
    </style:style>
    <style:style style:name="T33" style:family="text">
      <style:text-properties officeooo:rsid="00072d35"/>
    </style:style>
    <style:style style:name="T34" style:family="text">
      <style:text-properties officeooo:rsid="001d37e5"/>
    </style:style>
    <style:style style:name="T35" style:family="text">
      <style:text-properties officeooo:rsid="001e986f"/>
    </style:style>
    <style:style style:name="T36" style:family="text">
      <style:text-properties officeooo:rsid="0020943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/>
      <text:p text:style-name="P29">1ere voix : fonctio<text:span text:style-name="T34">n</text:span>nalités</text:p>
      <text:p text:style-name="P13">vert</text:p>
      <text:p text:style-name="P47">champ à remplir</text:p>
      <text:p text:style-name="P45">texte à mettre dans les champs</text:p>
      <text:p text:style-name="P45">BOUTON</text:p>
      <text:p text:style-name="P45"/>
      <text:p text:style-name="P45"/>
      <text:p text:style-name="P29">2<text:span text:style-name="T16">e</text:span> voix : <text:span text:style-name="T34">+ </text:span>technique</text:p>
      <text:p text:style-name="P31">violet</text:p>
      <text:p text:style-name="P42"/>
      <text:h text:style-name="Heading_20_1" text:outline-level="1">Persona 1 : <text:span text:style-name="T35">Homer</text:span></text:h>
      <text:p text:style-name="P30"/>
      <text:p text:style-name="P11">=&gt; nouvel utilisateur</text:p>
      <text:p text:style-name="P1">INSCRIPTION</text:p>
      <text:p text:style-name="P29">Voix</text:p>
      <text:p text:style-name="P11">=&gt;francais ou anglais ?</text:p>
      <text:p text:style-name="P41"><text:span text:style-name="T18">=&gt; </text:span><text:span text:style-name="T19">I</text:span><text:span text:style-name="T18">nternationalisation </text:span></text:p>
      <text:p text:style-name="P11">=&gt;francais</text:p>
      <text:p text:style-name="P1"><text:span text:style-name="T7">nom: </text:span>Simpson</text:p>
      <text:p text:style-name="P1"><text:span text:style-name="T7">Prénom :</text:span> Homer</text:p>
      <text:p text:style-name="P1"/>
      <text:p text:style-name="P33">=&gt; filtres par JavaScript, et au niveau du back (notamment pour vérifier que ce<text:span text:style-name="T25">t</text:span> <text:span text:style-name="T25">e</text:span>mail n’est pas déjà utilisé)</text:p>
      <text:p text:style-name="P33"/>
      <text:p text:style-name="P41"><text:span text:style-name="T13">email :</text:span><text:span text:style-name="T33"> hs@dawan.fr</text:span></text:p>
      <text:p text:style-name="P41"><text:span text:style-name="T13">confirmation : </text:span><text:span text:style-name="T33">hs@dawan.fr</text:span></text:p>
      <text:p text:style-name="P1"><text:span text:style-name="T7">Pseudo :</text:span> Donut</text:p>
      <text:p text:style-name="P1"><text:span text:style-name="T7">Mot de passe : </text:span>1234</text:p>
      <text:p text:style-name="P1"><text:span text:style-name="T7">confirmation : </text:span>123<text:span text:style-name="T15">4</text:span></text:p>
      <text:p text:style-name="P32"/>
      <text:p text:style-name="P2"><text:span text:style-name="T17">=&gt; L</text:span><text:span text:style-name="T18">e mot de passe est chiffré en base de donnée. Une fois le chiffrement effectué au moment de l’inscription, il n’y a pas de décryptage possible.</text:span></text:p>
      <text:p text:style-name="P1">VALIDER</text:p>
      <text:p text:style-name="P33">=&gt; <text:span text:style-name="T36">Base de donnée MySQL, la persistance utilise le framework JPA/Hibernate.</text:span></text:p>
      <text:p text:style-name="P1">– <text:span text:style-name="T15">retour écran connexion –</text:span></text:p>
      <text:p text:style-name="P57"><text:span text:style-name="T19">=&gt; </text:span><text:span text:style-name="T24">L’identifiant est pré-rempli lors du retour à l’écran connexion</text:span></text:p>
      <text:p text:style-name="P8"><text:span text:style-name="T7">mot de pass</text:span><text:span text:style-name="T8">e</text:span><text:span text:style-name="T7"> : </text:span>1234</text:p>
      <text:p text:style-name="P31"/>
      <text:p text:style-name="P31"/>
      <text:p text:style-name="P8">CONNEXION</text:p>
      <text:p text:style-name="P6"><text:span text:style-name="T2">=&gt; QuizizSkillz est axé c</text:span><text:span text:style-name="T5">réateur</text:span><text:span text:style-name="T2">. On va donc s’inscrire comme c</text:span><text:span text:style-name="T5">réateur de QCM</text:span></text:p>
      <text:p text:style-name="P53">INSCRIPTION CREATEUR</text:p>
      <text:p text:style-name="P6"><text:span text:style-name="T9">présentation : </text:span><text:span text:style-name="T1">amateur de streetfood habitant Springfeild.</text:span></text:p>
      <text:p text:style-name="P3"><text:span text:style-name="T7">expertise :</text:span> donuts, pizza</text:p>
      <text:p text:style-name="P3">VALIDER</text:p>
      <text:p text:style-name="P12">=&gt; on va créer notre <text:span text:style-name="T15">première</text:span> question</text:p>
      <text:p text:style-name="P3">GESTION DES QUESTIONS</text:p>
      <text:p text:style-name="P3">CREER QUESTION</text:p>
      <text:p text:style-name="P6"><text:span text:style-name="T7">intitulé :</text:span> Quel est le meilleur parfum pour un donut ?</text:p>
      <text:p text:style-name="P3"><text:soft-page-break/><text:span text:style-name="T7">Statut :</text:span> en construction</text:p>
      <text:p text:style-name="P6"><text:span text:style-name="T7">theme : </text:span>gastronomie</text:p>
      <text:p text:style-name="P3"><text:span text:style-name="T7">commentaire : </text:span>tout amateur doit savoir <text:span text:style-name="T25">ç</text:span>a !</text:p>
      <text:p text:style-name="P36">QuizizSkillz permet d’associer un média (vidéo, image ou son) à une question. Pour le moment, nous ne gérons pas le téléchargement sur les serveurs du site, mais des liens vers du contenu disponible chez n’importe quel hébergeur du Web.</text:p>
      <text:p text:style-name="P36"/>
      <text:p text:style-name="P48">Multimédia :</text:p>
      <text:p text:style-name="P50"><text:span text:style-name="T31">type </text:span><text:span text:style-name="T29">: vidéo</text:span></text:p>
      <text:p text:style-name="P51"><text:span text:style-name="T30">vignette </text:span>: </text:p>
      <text:p text:style-name="P51">https://www.theflavorbender.com/wp-content/uploads/2014/09/Simpsons-Doughnuts-4238-700x1057.jpg</text:p>
      <text:p text:style-name="P51"><text:span text:style-name="T30">cible </text:span>: </text:p>
      <text:p text:style-name="P51">https://www.youtube.com/watch?v=NU3lI12OyuU&amp;feature=emb_rel_pause</text:p>
      <text:p text:style-name="P51"><text:span text:style-name="T30">légende </text:span>: Doh ! Nut...</text:p>
      <text:p text:style-name="P3">VALIDER</text:p>
      <text:p text:style-name="P3"/>
      <text:p text:style-name="P5">AJOUTER UNE REPONSE</text:p>
      <text:p text:style-name="P6"><text:span text:style-name="T9">intitulé :</text:span><text:span text:style-name="T1"> chocolat</text:span></text:p>
      <text:p text:style-name="P3"><text:span text:style-name="T7">véracité : </text:span>COCHER CHECKBOX</text:p>
      <text:p text:style-name="P6"><text:span text:style-name="T9">commentaire : </text:span><text:span text:style-name="T1">y’a pas mieux !</text:span></text:p>
      <text:p text:style-name="P3">VALIDER</text:p>
      <text:p text:style-name="P4">AJOUTER UNE REPONSE</text:p>
      <text:p text:style-name="P7"><text:span text:style-name="T9">intitulé : </text:span><text:span text:style-name="T1">épinard</text:span></text:p>
      <text:p text:style-name="P4">(ne pas cocher)</text:p>
      <text:p text:style-name="P7"><text:span text:style-name="T9">commentaire :</text:span><text:span text:style-name="T1"> pas bon !</text:span></text:p>
      <text:p text:style-name="P4">VALIDER</text:p>
      <text:p text:style-name="P4"/>
      <text:p text:style-name="P19"><text:span text:style-name="T7">Statut : </text:span>Disponible</text:p>
      <text:p text:style-name="P8">RETOUR A LA LISTE</text:p>
      <text:p text:style-name="P8"/>
      <text:p text:style-name="P8"/>
      <text:p text:style-name="P9">GESTION DES QCM</text:p>
      <text:p text:style-name="P9">CREER QC<text:span text:style-name="T6">M</text:span></text:p>
      <text:p text:style-name="P43"><text:span text:style-name="T10">sujet :</text:span><text:span text:style-name="T26"> QuizizSkillz Méthodologie [Qordonnees]</text:span></text:p>
      <text:p text:style-name="P35">[Qordonnees] nous permet d’avoir nos questions dans l’ordre au moment du QCM, ce qui nous sera utile pour la suite de la présentation.</text:p>
      <text:p text:style-name="P54"><text:span text:style-name="T20">Cela va à l’encontre de l’esprit de l’application, car ça lie les questions entre elles, et donc elles sont m</text:span><text:span text:style-name="T21">oins</text:span><text:span text:style-name="T20"> accessibles pour d’autres QCM. </text:span><text:span text:style-name="T21">C</text:span><text:span text:style-name="T22">ependant, c</text:span><text:span text:style-name="T21">ette fonction a cependant une certaine utilité. Un bouton remplissant la même fonction pourra cependant être mis en place par la suite.</text:span></text:p>
      <text:p text:style-name="P43"><text:span text:style-name="T12">t</text:span><text:span text:style-name="T11">heme : </text:span><text:span text:style-name="T14">QuizizSkillz</text:span></text:p>
      <text:p text:style-name="P20"><text:span text:style-name="T7">statut : </text:span>en construction</text:p>
      <text:p text:style-name="P20">VALIDER</text:p>
      <text:p text:style-name="P20">EDIT</text:p>
      <text:p text:style-name="P44"/>
      <text:p text:style-name="P44"><text:span text:style-name="T32">Multimédia</text:span> :</text:p>
      <text:p text:style-name="P52"><text:span text:style-name="T30">type </text:span>: image</text:p>
      <text:p text:style-name="P52"><text:span text:style-name="T30">vignette </text:span>:</text:p>
      <text:p text:style-name="P52"><text:span text:style-name="T30">cible </text:span>:</text:p>
      <text:p text:style-name="P44">https://homer.iguane.org/AppQCMMono/resources/images/QuizizSkillz.png</text:p>
      <text:p text:style-name="P52"><text:span text:style-name="T30">légende </text:span>:</text:p>
      <text:p text:style-name="P52">QuizizSkillz</text:p>
      <text:p text:style-name="P44"><text:soft-page-break/></text:p>
      <text:p text:style-name="P44"/>
      <text:p text:style-name="P20">AJOUT/SUPPRESSION DE QUESTIONS</text:p>
      <text:p text:style-name="P22">A<text:span text:style-name="T32">JOUTER UNE QUESTION</text:span></text:p>
      <text:p text:style-name="P34">Les filtres sont géré en <text:span text:style-name="T32">Back en </text:span>Java, par les parties contrôleur et service. Du JavaScript <text:span text:style-name="T32">en Front n</text:span>ous permet d’afficher ou non les réponses d’une question, pour faciliter la lecture du tableau.</text:p>
      <text:p text:style-name="P20">COCHER CHECKBOX « mes questions »</text:p>
      <text:p text:style-name="P20">ajouter la question des donuts</text:p>
      <text:p text:style-name="P21"><text:span text:style-name="T28">DE</text:span>COCHER CHECKBOX</text:p>
      <text:p text:style-name="P43"><text:span text:style-name="T11">rechercher :</text:span><text:span text:style-name="T6">QuizizSkillz</text:span></text:p>
      <text:p text:style-name="P43"><text:span text:style-name="T3">=&gt; on retrouve </text:span><text:span text:style-name="T4">les questions pour le QCM méthodo</text:span></text:p>
      <text:p text:style-name="P17">=&gt; on est sur du collaboratif ; ne pas réinventer une question qui existe déjà </text:p>
      <text:p text:style-name="P20"/>
      <text:p text:style-name="P20"/>
      <text:p text:style-name="P25">PASSER UN QCM</text:p>
      <text:p text:style-name="P27">RECHERCHE <text:span text:style-name="T27">(les capitales de Zoé?)</text:span> </text:p>
      <text:p text:style-name="P27">SELECTIONNER</text:p>
      <text:p text:style-name="P15">=&gt; les infos apparaissent en entête</text:p>
      <text:p text:style-name="P49">Arriver sur la première question.</text:p>
      <text:p text:style-name="P40">=&gt; bouton signaler</text:p>
      <text:p text:style-name="P37">Faire remarquer que ce n’est pas la même interface que précédemment. </text:p>
      <text:p text:style-name="P49">Répondre à la question.</text:p>
      <text:p text:style-name="P18">=&gt; correction et affichage des commentaires</text:p>
      <text:p text:style-name="P23">Retour au ppt (1 seule question)</text:p>
      <text:p text:style-name="P10"/>
      <text:p text:style-name="P8"/>
      <text:p text:style-name="P8">------------- <text:span text:style-name="T15">Fin démo 1 -----------------------</text:span></text:p>
      <text:p text:style-name="P8"/>
      <text:p text:style-name="P8"/>
      <text:p text:style-name="P8"/>
      <text:p text:style-name="P46">Démo 2 : Angular :</text:p>
      <text:p text:style-name="P26"/>
      <text:p text:style-name="P38">=&gt; Requête au web service pour <text:span text:style-name="T34">a</text:span>fficher la liste des QCM.</text:p>
      <text:p text:style-name="P39">=&gt; Requête au web service <text:span text:style-name="T34">pour obtenir les détails du QCM sélectionné pour jouer</text:span></text:p>
      <text:p text:style-name="P39">=&gt; Requête au web service <text:span text:style-name="T34">pour obtenir une question est les réponses possibles</text:span></text:p>
      <text:p text:style-name="P39"/>
      <text:p text:style-name="P55">=&gt; répondre « fraise » et donc avoir faux sur la question d’Homer pour voir comment son gérées les réponses fausses</text:p>
      <text:p text:style-name="P55"/>
      <text:p text:style-name="P39">=&gt; Requête au web service <text:span text:style-name="T34">pour obtenir la correction</text:span></text:p>
      <text:p text:style-name="P56"><text:span text:style-name="T22">=&gt; S</text:span><text:span text:style-name="T23">ignalement simplifié</text:span></text:p>
      <text:p text:style-name="P26"/>
      <text:p text:style-name="P14">=&gt; d<text:span text:style-name="T29">érouler le QCM</text:span></text:p>
      <text:p text:style-name="P16">voix 1 : lire les questions et réponses</text:p>
      <text:p text:style-name="P40">voix 2 : bonne(s) réponses et commentaires</text:p>
      <text:p text:style-name="P26"/>
      <text:p text:style-name="P28"><text:s/>------------- Fin démo 2 -----------------------</text:p>
      <text:p text:style-name="P24"/>
      <text:p text:style-name="P19"/>
      <text:p text:style-name="P1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12T18:17:10.631000000</meta:creation-date>
    <dc:date>2020-05-10T18:33:16.645000000</dc:date>
    <meta:editing-duration>PT1H2M23S</meta:editing-duration>
    <meta:editing-cycles>7</meta:editing-cycles>
    <meta:generator>LibreOffice/6.3.1.2$Windows_X86_64 LibreOffice_project/b79626edf0065ac373bd1df5c28bd630b4424273</meta:generator>
    <meta:document-statistic meta:table-count="0" meta:image-count="0" meta:object-count="0" meta:page-count="3" meta:paragraph-count="109" meta:word-count="631" meta:character-count="3979" meta:non-whitespace-character-count="3448"/>
  </office:meta>
</office:document-meta>
</file>